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63" draw:opacity="100%" draw:textarea-horizontal-align="justify" draw:textarea-vertical-align="middle" draw:auto-grow-height="false" fo:min-height="25.15cm" fo:min-width="24.9cm"/>
    </style:style>
    <style:style style:name="P1" style:family="paragraph">
      <loext:graphic-properties draw:fill="gradient" draw:fill-gradient-name="Gradient_20_63" draw:opacity="100%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5.399cm" svg:height="25.399cm" svg:x="0cm" svg:y="0cm" svg:viewBox="0 0 25400 25400" svg:d="M19509 11987c158-592 240-1205 240-1823v-1c0-619-82-1232-240-1824-159-592-395-1163-705-1699v-1c-309-535-686-1025-1120-1459s-924-811-1459-1120c-536-310-1108-546-1701-705-592-158-1205-240-1823-240-619 0-1232 82-1824 240-593 159-1165 395-1701 705-535 309-1025 686-1459 1120s-811 924-1120 1459v1c-310 536-546 1107-705 1699-158 593-240 1206-240 1825 0 618 82 1231 240 1823 159 593 395 1165 705 1701 309 535 686 1026 1120 1459 389 389 824 733 1297 1023-1016 207-1997 499-2921 872-1016 410-1945 911-2768 1487-835 585-1560 1246-2156 1969-482 585-872 1201-1169 1838v-22336h25400v22336c-297-637-687-1254-1169-1839h-1c-595-722-1320-1384-2155-1968-823-576-1752-1077-2768-1487-924-373-1904-665-2920-872 473-290 908-634 1297-1023 434-433 811-924 1120-1459 310-536 546-1108 705-1701zM719 25359c3-690 136-1373 390-2033 260-673 645-1323 1148-1932 518-628 1150-1202 1876-1711 739-517 1575-966 2488-1334 1821-736 3884-1127 5985-1139 31 1 63 1 95 1 31 0 63 0 94-1 2101 12 4163 403 5984 1139 913 368 1749 817 2488 1334 726 509 1358 1082 1876 1710 503 610 888 1259 1148 1933 254 660 387 1343 390 2033 0 14 1 27 2 41h-23966c1-14 2-27 2-41zM12701 4524c494 0 985 65 1459 192s931 316 1360 564c429 247 821 549 1168 896s649 740 896 1168c248 429 437 886 564 1360s192 964 192 1459v1c0 494-65 985-192 1459s-316 931-564 1360c-247 429-549 821-896 1168s-739 648-1168 895v1c-429 247-886 436-1360 563-446 119-907 184-1372 191-29 0-58 0-87 0-30 0-59 0-88 0-465-7-926-72-1372-191-474-127-931-316-1360-563 0-1 0-1 0-1-429-247-821-548-1168-895s-649-739-896-1168c-248-429-437-886-564-1360s-192-965-192-1459c0-496 65-986 192-1460s316-931 564-1360c247-428 549-821 896-1168s739-649 1168-896c429-248 886-437 1360-564s965-192 1460-19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2e3ac" draw:end-color="#a94dff" draw:start-intensity="100%" draw:end-intensity="100%" draw:angle="38deg" draw:border="0%"/>
    <draw:gradient draw:name="Gradient_20_11" draw:display-name="Gradient 11" draw:style="linear" draw:start-color="#f2e3ac" draw:end-color="#a94dff" draw:start-intensity="100%" draw:end-intensity="100%" draw:angle="39deg" draw:border="0%"/>
    <draw:gradient draw:name="Gradient_20_12" draw:display-name="Gradient 12" draw:style="linear" draw:start-color="#f2e3ac" draw:end-color="#a94dff" draw:start-intensity="100%" draw:end-intensity="100%" draw:angle="40deg" draw:border="0%"/>
    <draw:gradient draw:name="Gradient_20_13" draw:display-name="Gradient 13" draw:style="linear" draw:start-color="#f2e3ac" draw:end-color="#a94dff" draw:start-intensity="100%" draw:end-intensity="100%" draw:angle="41deg" draw:border="0%"/>
    <draw:gradient draw:name="Gradient_20_14" draw:display-name="Gradient 14" draw:style="linear" draw:start-color="#f2e3ac" draw:end-color="#a94dff" draw:start-intensity="100%" draw:end-intensity="100%" draw:angle="42deg" draw:border="0%"/>
    <draw:gradient draw:name="Gradient_20_15" draw:display-name="Gradient 15" draw:style="linear" draw:start-color="#f2e3ac" draw:end-color="#a94dff" draw:start-intensity="100%" draw:end-intensity="100%" draw:angle="43deg" draw:border="0%"/>
    <draw:gradient draw:name="Gradient_20_16" draw:display-name="Gradient 16" draw:style="linear" draw:start-color="#f2e3ac" draw:end-color="#a94dff" draw:start-intensity="100%" draw:end-intensity="100%" draw:angle="44deg" draw:border="0%"/>
    <draw:gradient draw:name="Gradient_20_17" draw:display-name="Gradient 17" draw:style="linear" draw:start-color="#f2e3ac" draw:end-color="#a94dff" draw:start-intensity="100%" draw:end-intensity="100%" draw:angle="45deg" draw:border="0%"/>
    <draw:gradient draw:name="Gradient_20_18" draw:display-name="Gradient 18" draw:style="linear" draw:start-color="#f2e3ac" draw:end-color="#a94dff" draw:start-intensity="100%" draw:end-intensity="100%" draw:angle="46deg" draw:border="0%"/>
    <draw:gradient draw:name="Gradient_20_19" draw:display-name="Gradient 19" draw:style="linear" draw:start-color="#f2e3ac" draw:end-color="#a94dff" draw:start-intensity="100%" draw:end-intensity="100%" draw:angle="47deg" draw:border="0%"/>
    <draw:gradient draw:name="Gradient_20_2" draw:display-name="Gradient 2" draw:style="linear" draw:start-color="#f2e3ac" draw:end-color="#a94dff" draw:start-intensity="100%" draw:end-intensity="100%" draw:angle="30deg" draw:border="0%"/>
    <draw:gradient draw:name="Gradient_20_20" draw:display-name="Gradient 20" draw:style="linear" draw:start-color="#f2e3ac" draw:end-color="#a94dff" draw:start-intensity="100%" draw:end-intensity="100%" draw:angle="48deg" draw:border="0%"/>
    <draw:gradient draw:name="Gradient_20_21" draw:display-name="Gradient 21" draw:style="linear" draw:start-color="#f2e3ac" draw:end-color="#a94dff" draw:start-intensity="100%" draw:end-intensity="100%" draw:angle="49deg" draw:border="0%"/>
    <draw:gradient draw:name="Gradient_20_22" draw:display-name="Gradient 22" draw:style="linear" draw:start-color="#f2e3ac" draw:end-color="#a94dff" draw:start-intensity="100%" draw:end-intensity="100%" draw:angle="50deg" draw:border="0%"/>
    <draw:gradient draw:name="Gradient_20_23" draw:display-name="Gradient 23" draw:style="linear" draw:start-color="#f2e3ac" draw:end-color="#a94dff" draw:start-intensity="100%" draw:end-intensity="100%" draw:angle="51deg" draw:border="0%"/>
    <draw:gradient draw:name="Gradient_20_24" draw:display-name="Gradient 24" draw:style="linear" draw:start-color="#f2e3ac" draw:end-color="#a94dff" draw:start-intensity="100%" draw:end-intensity="100%" draw:angle="52deg" draw:border="0%"/>
    <draw:gradient draw:name="Gradient_20_25" draw:display-name="Gradient 25" draw:style="linear" draw:start-color="#f2e3ac" draw:end-color="#a94dff" draw:start-intensity="100%" draw:end-intensity="100%" draw:angle="53deg" draw:border="0%"/>
    <draw:gradient draw:name="Gradient_20_26" draw:display-name="Gradient 26" draw:style="linear" draw:start-color="#f2e3ac" draw:end-color="#a94dff" draw:start-intensity="100%" draw:end-intensity="100%" draw:angle="54deg" draw:border="0%"/>
    <draw:gradient draw:name="Gradient_20_27" draw:display-name="Gradient 27" draw:style="linear" draw:start-color="#f2e3ac" draw:end-color="#a94dff" draw:start-intensity="100%" draw:end-intensity="100%" draw:angle="55deg" draw:border="0%"/>
    <draw:gradient draw:name="Gradient_20_28" draw:display-name="Gradient 28" draw:style="linear" draw:start-color="#f2e3ac" draw:end-color="#a94dff" draw:start-intensity="100%" draw:end-intensity="100%" draw:angle="56deg" draw:border="0%"/>
    <draw:gradient draw:name="Gradient_20_29" draw:display-name="Gradient 29" draw:style="linear" draw:start-color="#f2e3ac" draw:end-color="#a94dff" draw:start-intensity="100%" draw:end-intensity="100%" draw:angle="57deg" draw:border="0%"/>
    <draw:gradient draw:name="Gradient_20_3" draw:display-name="Gradient 3" draw:style="linear" draw:start-color="#f2e3ac" draw:end-color="#a94dff" draw:start-intensity="100%" draw:end-intensity="100%" draw:angle="31deg" draw:border="0%"/>
    <draw:gradient draw:name="Gradient_20_30" draw:display-name="Gradient 30" draw:style="linear" draw:start-color="#f2e3ac" draw:end-color="#a94dff" draw:start-intensity="100%" draw:end-intensity="100%" draw:angle="58deg" draw:border="0%"/>
    <draw:gradient draw:name="Gradient_20_31" draw:display-name="Gradient 31" draw:style="linear" draw:start-color="#f2e3ac" draw:end-color="#a94dff" draw:start-intensity="100%" draw:end-intensity="100%" draw:angle="59deg" draw:border="0%"/>
    <draw:gradient draw:name="Gradient_20_32" draw:display-name="Gradient 32" draw:style="linear" draw:start-color="#f2e3ac" draw:end-color="#a94dff" draw:start-intensity="100%" draw:end-intensity="100%" draw:angle="60deg" draw:border="0%"/>
    <draw:gradient draw:name="Gradient_20_33" draw:display-name="Gradient 33" draw:style="linear" draw:start-color="#f2e3ac" draw:end-color="#a94dff" draw:start-intensity="100%" draw:end-intensity="100%" draw:angle="61deg" draw:border="0%"/>
    <draw:gradient draw:name="Gradient_20_34" draw:display-name="Gradient 34" draw:style="linear" draw:start-color="#f2e3ac" draw:end-color="#a94dff" draw:start-intensity="100%" draw:end-intensity="100%" draw:angle="62deg" draw:border="0%"/>
    <draw:gradient draw:name="Gradient_20_35" draw:display-name="Gradient 35" draw:style="linear" draw:start-color="#f2e3ac" draw:end-color="#a94dff" draw:start-intensity="100%" draw:end-intensity="100%" draw:angle="63deg" draw:border="0%"/>
    <draw:gradient draw:name="Gradient_20_36" draw:display-name="Gradient 36" draw:style="linear" draw:start-color="#f2e3ac" draw:end-color="#a94dff" draw:start-intensity="100%" draw:end-intensity="100%" draw:angle="64deg" draw:border="0%"/>
    <draw:gradient draw:name="Gradient_20_37" draw:display-name="Gradient 37" draw:style="linear" draw:start-color="#f2e3ac" draw:end-color="#a94dff" draw:start-intensity="100%" draw:end-intensity="100%" draw:angle="65deg" draw:border="0%"/>
    <draw:gradient draw:name="Gradient_20_38" draw:display-name="Gradient 38" draw:style="linear" draw:start-color="#f2e3ac" draw:end-color="#a94dff" draw:start-intensity="100%" draw:end-intensity="100%" draw:angle="66deg" draw:border="0%"/>
    <draw:gradient draw:name="Gradient_20_39" draw:display-name="Gradient 39" draw:style="linear" draw:start-color="#f2e3ac" draw:end-color="#a94dff" draw:start-intensity="100%" draw:end-intensity="100%" draw:angle="67deg" draw:border="0%"/>
    <draw:gradient draw:name="Gradient_20_4" draw:display-name="Gradient 4" draw:style="linear" draw:start-color="#f2e3ac" draw:end-color="#a94dff" draw:start-intensity="100%" draw:end-intensity="100%" draw:angle="32deg" draw:border="0%"/>
    <draw:gradient draw:name="Gradient_20_40" draw:display-name="Gradient 40" draw:style="linear" draw:start-color="#f2e3ac" draw:end-color="#a94dff" draw:start-intensity="100%" draw:end-intensity="100%" draw:angle="68deg" draw:border="0%"/>
    <draw:gradient draw:name="Gradient_20_41" draw:display-name="Gradient 41" draw:style="linear" draw:start-color="#f2e3ac" draw:end-color="#a94dff" draw:start-intensity="100%" draw:end-intensity="100%" draw:angle="69deg" draw:border="0%"/>
    <draw:gradient draw:name="Gradient_20_42" draw:display-name="Gradient 42" draw:style="linear" draw:start-color="#f2e3ac" draw:end-color="#a94dff" draw:start-intensity="100%" draw:end-intensity="100%" draw:angle="70deg" draw:border="0%"/>
    <draw:gradient draw:name="Gradient_20_43" draw:display-name="Gradient 43" draw:style="linear" draw:start-color="#f2e3ac" draw:end-color="#a94dff" draw:start-intensity="100%" draw:end-intensity="100%" draw:angle="71deg" draw:border="0%"/>
    <draw:gradient draw:name="Gradient_20_44" draw:display-name="Gradient 44" draw:style="linear" draw:start-color="#f2e3ac" draw:end-color="#a94dff" draw:start-intensity="100%" draw:end-intensity="100%" draw:angle="72deg" draw:border="0%"/>
    <draw:gradient draw:name="Gradient_20_45" draw:display-name="Gradient 45" draw:style="linear" draw:start-color="#f2e3ac" draw:end-color="#a94dff" draw:start-intensity="100%" draw:end-intensity="100%" draw:angle="73deg" draw:border="0%"/>
    <draw:gradient draw:name="Gradient_20_46" draw:display-name="Gradient 46" draw:style="linear" draw:start-color="#f2e3ac" draw:end-color="#a94dff" draw:start-intensity="100%" draw:end-intensity="100%" draw:angle="74deg" draw:border="0%"/>
    <draw:gradient draw:name="Gradient_20_47" draw:display-name="Gradient 47" draw:style="linear" draw:start-color="#f2e3ac" draw:end-color="#a94dff" draw:start-intensity="100%" draw:end-intensity="100%" draw:angle="75deg" draw:border="0%"/>
    <draw:gradient draw:name="Gradient_20_48" draw:display-name="Gradient 48" draw:style="linear" draw:start-color="#f2e3ac" draw:end-color="#a94dff" draw:start-intensity="100%" draw:end-intensity="100%" draw:angle="76deg" draw:border="0%"/>
    <draw:gradient draw:name="Gradient_20_49" draw:display-name="Gradient 49" draw:style="linear" draw:start-color="#f2e3ac" draw:end-color="#a94dff" draw:start-intensity="100%" draw:end-intensity="100%" draw:angle="77deg" draw:border="0%"/>
    <draw:gradient draw:name="Gradient_20_5" draw:display-name="Gradient 5" draw:style="linear" draw:start-color="#f2e3ac" draw:end-color="#a94dff" draw:start-intensity="100%" draw:end-intensity="100%" draw:angle="33deg" draw:border="0%"/>
    <draw:gradient draw:name="Gradient_20_50" draw:display-name="Gradient 50" draw:style="linear" draw:start-color="#f2e3ac" draw:end-color="#a94dff" draw:start-intensity="100%" draw:end-intensity="100%" draw:angle="78deg" draw:border="0%"/>
    <draw:gradient draw:name="Gradient_20_51" draw:display-name="Gradient 51" draw:style="linear" draw:start-color="#f2e3ac" draw:end-color="#a94dff" draw:start-intensity="100%" draw:end-intensity="100%" draw:angle="79deg" draw:border="0%"/>
    <draw:gradient draw:name="Gradient_20_52" draw:display-name="Gradient 52" draw:style="linear" draw:start-color="#f2e3ac" draw:end-color="#a94dff" draw:start-intensity="100%" draw:end-intensity="100%" draw:angle="80deg" draw:border="0%"/>
    <draw:gradient draw:name="Gradient_20_53" draw:display-name="Gradient 53" draw:style="linear" draw:start-color="#f2e3ac" draw:end-color="#a94dff" draw:start-intensity="100%" draw:end-intensity="100%" draw:angle="81deg" draw:border="0%"/>
    <draw:gradient draw:name="Gradient_20_54" draw:display-name="Gradient 54" draw:style="linear" draw:start-color="#f2e3ac" draw:end-color="#a94dff" draw:start-intensity="100%" draw:end-intensity="100%" draw:angle="82deg" draw:border="0%"/>
    <draw:gradient draw:name="Gradient_20_55" draw:display-name="Gradient 55" draw:style="linear" draw:start-color="#f2e3ac" draw:end-color="#a94dff" draw:start-intensity="100%" draw:end-intensity="100%" draw:angle="83deg" draw:border="0%"/>
    <draw:gradient draw:name="Gradient_20_56" draw:display-name="Gradient 56" draw:style="linear" draw:start-color="#f2e3ac" draw:end-color="#a94dff" draw:start-intensity="100%" draw:end-intensity="100%" draw:angle="84deg" draw:border="0%"/>
    <draw:gradient draw:name="Gradient_20_57" draw:display-name="Gradient 57" draw:style="linear" draw:start-color="#f2e3ac" draw:end-color="#a94dff" draw:start-intensity="100%" draw:end-intensity="100%" draw:angle="85deg" draw:border="0%"/>
    <draw:gradient draw:name="Gradient_20_58" draw:display-name="Gradient 58" draw:style="linear" draw:start-color="#f2e3ac" draw:end-color="#a94dff" draw:start-intensity="100%" draw:end-intensity="100%" draw:angle="86deg" draw:border="0%"/>
    <draw:gradient draw:name="Gradient_20_59" draw:display-name="Gradient 59" draw:style="linear" draw:start-color="#f2e3ac" draw:end-color="#a94dff" draw:start-intensity="100%" draw:end-intensity="100%" draw:angle="87deg" draw:border="0%"/>
    <draw:gradient draw:name="Gradient_20_6" draw:display-name="Gradient 6" draw:style="linear" draw:start-color="#f2e3ac" draw:end-color="#a94dff" draw:start-intensity="100%" draw:end-intensity="100%" draw:angle="34deg" draw:border="0%"/>
    <draw:gradient draw:name="Gradient_20_60" draw:display-name="Gradient 60" draw:style="linear" draw:start-color="#f2e3ac" draw:end-color="#a94dff" draw:start-intensity="100%" draw:end-intensity="100%" draw:angle="88deg" draw:border="0%"/>
    <draw:gradient draw:name="Gradient_20_61" draw:display-name="Gradient 61" draw:style="linear" draw:start-color="#f2e3ac" draw:end-color="#a94dff" draw:start-intensity="100%" draw:end-intensity="100%" draw:angle="89deg" draw:border="0%"/>
    <draw:gradient draw:name="Gradient_20_62" draw:display-name="Gradient 62" draw:style="linear" draw:start-color="#f2e3ac" draw:end-color="#a94dff" draw:start-intensity="100%" draw:end-intensity="100%" draw:angle="90deg" draw:border="0%"/>
    <draw:gradient draw:name="Gradient_20_63" draw:display-name="Gradient 63" draw:style="linear" draw:start-color="#f2e3ac" draw:end-color="#a94dff" draw:start-intensity="100%" draw:end-intensity="100%" draw:angle="200deg" draw:border="0%"/>
    <draw:gradient draw:name="Gradient_20_7" draw:display-name="Gradient 7" draw:style="linear" draw:start-color="#f2e3ac" draw:end-color="#a94dff" draw:start-intensity="100%" draw:end-intensity="100%" draw:angle="35deg" draw:border="0%"/>
    <draw:gradient draw:name="Gradient_20_8" draw:display-name="Gradient 8" draw:style="linear" draw:start-color="#f2e3ac" draw:end-color="#a94dff" draw:start-intensity="100%" draw:end-intensity="100%" draw:angle="36deg" draw:border="0%"/>
    <draw:gradient draw:name="Gradient_20_9" draw:display-name="Gradient 9" draw:style="linear" draw:start-color="#f2e3ac" draw:end-color="#a94dff" draw:start-intensity="100%" draw:end-intensity="100%" draw:angle="37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6T07:10:04.763382838</meta:creation-date>
    <dc:date>2022-04-06T07:17:18.448225848</dc:date>
    <meta:editing-duration>PT7M14S</meta:editing-duration>
    <meta:editing-cycles>1</meta:editing-cycles>
    <meta:document-statistic meta:object-count="1"/>
    <meta:generator>LibreOffice/7.3.2.2$Linux_X86_64 LibreOffice_project/30$Build-2</meta:generator>
  </office:meta>
</office:document-meta>
</file>